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1" table:default-cell-style-name="ce9"/>
        <table:table-column table:style-name="co3" table:default-cell-style-name="ce18"/>
        <table:table-column table:style-name="co7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61]" office:value-type="float" office:value="1004377314">
            <text:p>1,004,377,314</text:p>
          </table:table-cell>
          <table:table-cell table:style-name="ce2" table:formula="of:=[.L61]" office:value-type="float" office:value="4062872035">
            <text:p>4,062,872,035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WAKCHouses_only_sqft_living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725793579">
            <text:p>725,793,579.00</text:p>
          </table:table-cell>
          <table:table-cell office:value-type="float" office:value="3024840215">
            <text:p>3,024,840,215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255154.8">
            <text:p>255,154.8000</text:p>
          </table:table-cell>
          <table:table-cell table:style-name="ce17" table:formula="of:=[.O16]/[.O48]" office:value-type="percentage" office:value="0.715772736683062">
            <text:p>71.58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9]/[.B12]" office:value-type="percentage" office:value="0.722630398838339">
            <text:p>72.26%</text:p>
          </table:table-cell>
          <table:table-cell table:style-name="ce4" table:formula="of:=[.L29]/[.C12]" office:value-type="percentage" office:value="0.744507872495669">
            <text:p>74.45%</text:p>
          </table:table-cell>
          <table:table-cell office:value-type="string">
            <text:p>Added sqft_living feature</text:p>
          </table:table-cell>
          <table:table-cell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 table:number-columns-repeated="5"/>
          <table:table-cell office:value-type="string">
            <text:p>min.RMSE.fit:glb_fin_mdl</text:p>
          </table:table-cell>
          <table:table-cell office:value-type="float" office:value="262918">
            <text:p>262,918.0000</text:p>
          </table:table-cell>
          <table:table-cell table:style-name="ce17" table:formula="of:=[.O17]/[.O49]" office:value-type="percentage" office:value="0.711421937408355">
            <text:p>71.14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R.sq.OOB:glb_sel_mdl</text:p>
          </table:table-cell>
          <table:table-cell table:style-name="ce22" office:value-type="float" office:value="0.4874498">
            <text:p>0.4874</text:p>
          </table:table-cell>
          <table:table-cell table:style-name="ce17" table:formula="of:=[.O18]/[.O50]" office:value-type="percentage" office:value="-1137.02080134283">
            <text:p>-113702.08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dj.R.sq.fit:glb_fin_mdl</text:p>
          </table:table-cell>
          <table:table-cell office:value-type="float" office:value="0.4940119">
            <text:p>0.4940</text:p>
          </table:table-cell>
          <table:table-cell table:style-name="ce17" table:formula="of:=[.O19]/[.O51]" office:value-type="percentage" office:value="1177.27106561436">
            <text:p>117727.11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 table:formula="of:=[.O20]/[.O52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table:formula="of:=[.O21]/[.O53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17" table:formula="of:=[.O22]/[.O54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6" office:value-type="float" office:value="46.492">
            <text:p>46.49</text:p>
          </table:table-cell>
          <table:table-cell table:style-name="ce17" table:formula="of:=[.O23]/[.O55]" office:value-type="percentage" office:value="0.871599707542041">
            <text:p>87.16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table:formula="of:=[.O24]/[.O56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26]/[.O58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/>
          <table:table-cell table:style-name="ce17" table:formula="of:=[.O27]/[.O59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28])" office:value-type="float" office:value="725793579">
            <text:p>725,793,579.00</text:p>
          </table:table-cell>
          <table:table-cell table:style-name="ce16" table:formula="of:=SUM([.L16:.L28])" office:value-type="float" office:value="3024840215">
            <text:p>3,024,840,215.00</text:p>
          </table:table-cell>
          <table:table-cell table:number-columns-repeated="984"/>
        </table:table-row>
        <table:table-row table:style-name="ro1">
          <table:table-cell table:number-columns-repeated="3"/>
          <table:table-cell table:formula="of:=[.D48]" office:value-type="string" office:string-value="WAKCHouses_tmplt">
            <text:p>WAKCHouses_tmplt</text:p>
          </table:table-cell>
          <table:table-cell table:style-name="ce6" table:number-columns-repeated="2"/>
          <table:table-cell table:number-columns-repeated="4"/>
          <table:table-cell table:style-name="ce17" table:formula="of:=[.K29]/[.K61]" office:value-type="percentage" office:value="0.722630398838339">
            <text:p>72.26%</text:p>
          </table:table-cell>
          <table:table-cell table:style-name="ce17" table:formula="of:=[.L29]/[.L61]" office:value-type="percentage" office:value="0.744507872495669">
            <text:p>74.45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WAKCHouses_only_bedrooms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926504323">
            <text:p>926,504,323.00</text:p>
          </table:table-cell>
          <table:table-cell office:value-type="float" office:value="4062872035">
            <text:p>4,062,872,035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341495.8">
            <text:p>341,495.8000</text:p>
          </table:table-cell>
          <table:table-cell table:style-name="ce17" table:formula="of:=[.O32]/[.O48]" office:value-type="percentage" office:value="0.957980736916459">
            <text:p>95.8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4">
          <table:table-cell/>
          <table:table-cell table:style-name="ce4" table:formula="of:=[.K45]/[.B12]" office:value-type="percentage" office:value="0.922466397921847">
            <text:p>92.25%</text:p>
          </table:table-cell>
          <table:table-cell table:style-name="ce4" table:formula="of:=[.L45]/[.C12]" office:value-type="percentage" office:value="0.946469506268858">
            <text:p>94.65%</text:p>
          </table:table-cell>
          <table:table-cell office:value-type="string">
            <text:p>Added bedrooms feature</text:p>
          </table:table-cell>
          <table:table-cell office:value-type="string">
            <text:p>bedroom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bedrooms</text:p>
          </table:table-cell>
          <table:table-cell table:style-name="ce12" office:value-type="float" office:value="100">
            <text:p>100.00</text:p>
          </table:table-cell>
          <table:table-cell table:number-columns-repeated="5"/>
          <table:table-cell office:value-type="string">
            <text:p>min.RMSE.fit:glb_fin_mdl</text:p>
          </table:table-cell>
          <table:table-cell office:value-type="float" office:value="351119.2">
            <text:p>351,119.2000</text:p>
          </table:table-cell>
          <table:table-cell table:style-name="ce17" table:formula="of:=[.O33]/[.O49]" office:value-type="percentage" office:value="0.95008292138717">
            <text:p>95.01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R.sq.OOB:glb_sel_mdl</text:p>
          </table:table-cell>
          <table:table-cell table:style-name="ce22" office:value-type="float" office:value="0.08187924">
            <text:p>0.0819</text:p>
          </table:table-cell>
          <table:table-cell table:style-name="ce17" table:formula="of:=[.O34]/[.O50]" office:value-type="percentage" office:value="-190.990742181331">
            <text:p>-19099.07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dj.R.sq.fit:glb_fin_mdl</text:p>
          </table:table-cell>
          <table:table-cell office:value-type="float" office:value="0.09776261">
            <text:p>0.0978</text:p>
          </table:table-cell>
          <table:table-cell table:style-name="ce17" table:formula="of:=[.O35]/[.O51]" office:value-type="percentage" office:value="232.976355533017">
            <text:p>23297.64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 table:formula="of:=[.O36]/[.O52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table:formula="of:=[.O37]/[.O53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17" table:formula="of:=[.O38]/[.O54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6" office:value-type="float" office:value="46.034">
            <text:p>46.03</text:p>
          </table:table-cell>
          <table:table-cell table:style-name="ce17" table:formula="of:=[.O39]/[.O55]" office:value-type="percentage" office:value="0.863013441817739">
            <text:p>86.30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table:formula="of:=[.O40]/[.O56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42]/[.O58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/>
          <table:table-cell table:style-name="ce17" table:formula="of:=[.O43]/[.O59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2:.K44])" office:value-type="float" office:value="926504323">
            <text:p>926,504,323.00</text:p>
          </table:table-cell>
          <table:table-cell table:style-name="ce16" office:value-type="float" office:value="3845384489">
            <text:p>3,845,384,489.00</text:p>
          </table:table-cell>
          <table:table-cell table:number-columns-repeated="984"/>
        </table:table-row>
        <table:table-row table:style-name="ro1">
          <table:table-cell table:number-columns-repeated="3"/>
          <table:table-cell table:formula="of:=[.D48]" office:value-type="string" office:string-value="WAKCHouses_tmplt">
            <text:p>WAKCHouses_tmplt</text:p>
          </table:table-cell>
          <table:table-cell table:style-name="ce6" table:number-columns-repeated="2"/>
          <table:table-cell table:number-columns-repeated="4"/>
          <table:table-cell table:style-name="ce17" table:formula="of:=[.K45]/[.K61]" office:value-type="percentage" office:value="0.922466397921847">
            <text:p>92.25%</text:p>
          </table:table-cell>
          <table:table-cell table:style-name="ce17" table:formula="of:=[.L45]/[.L61]" office:value-type="percentage" office:value="0.946469506268858">
            <text:p>94.65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WAKCHouses_tmplt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1004377314">
            <text:p>1,004,377,314.00</text:p>
          </table:table-cell>
          <table:table-cell office:value-type="float" office:value="4062872035">
            <text:p>4,062,872,035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356474.6">
            <text:p>356,474.6000</text:p>
          </table:table-cell>
          <table:table-cell table:style-name="ce17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61]/[.B12]" office:value-type="percentage" office:value="1">
            <text:p>100.00%</text:p>
          </table:table-cell>
          <table:table-cell table:style-name="ce4" table:formula="of:=[.L61]/[.C1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number-columns-repeated="5"/>
          <table:table-cell office:value-type="string">
            <text:p>min.RMSE.fit:glb_fin_mdl</text:p>
          </table:table-cell>
          <table:table-cell office:value-type="float" office:value="369566.9">
            <text:p>369,566.900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R.sq.OOB:glb_sel_mdl</text:p>
          </table:table-cell>
          <table:table-cell table:style-name="ce22" office:value-type="float" office:value="-0.0004287079">
            <text:p>-0.0004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dj.R.sq.fit:glb_fin_mdl</text:p>
          </table:table-cell>
          <table:table-cell office:value-type="float" office:value="0.0004196246">
            <text:p>0.0004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6" office:value-type="float" office:value="53.341">
            <text:p>53.34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8:.K60])" office:value-type="float" office:value="1004377314">
            <text:p>1,004,377,314.00</text:p>
          </table:table-cell>
          <table:table-cell table:style-name="ce16" table:formula="of:=SUM([.L48:.L60])" office:value-type="float" office:value="4062872035">
            <text:p>4,062,872,035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513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1/07/2016</text:date>, <text:time>22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07T22:14:14</dc:date>
    <dc:creator>Balaji Iyengar</dc:creator>
    <meta:editing-duration>PT1683H54M15S</meta:editing-duration>
    <meta:editing-cycles>491</meta:editing-cycles>
    <meta:document-statistic meta:table-count="3" meta:cell-count="408" meta:object-count="0"/>
    <meta:user-defined meta:name=""/>
  </office:meta>
</office:document-meta>
</file>